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4864" officeooo:paragraph-rsid="00307be0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34a52" officeooo:paragraph-rsid="002e4864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6" style:family="paragraph" style:parent-style-name="Text_20_body">
      <style:paragraph-properties fo:text-align="start" style:justify-single-word="false"/>
      <style:text-properties officeooo:paragraph-rsid="001756f7"/>
    </style:style>
    <style:style style:name="P17" style:family="paragraph" style:parent-style-name="Text_20_body">
      <style:text-properties officeooo:rsid="02e82a24" officeooo:paragraph-rsid="001756f7" style:font-size-asian="12pt"/>
    </style:style>
    <style:style style:name="P18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officeooo:rsid="002b98b6"/>
    </style:style>
    <style:style style:name="T8" style:family="text">
      <style:text-properties officeooo:rsid="00307be0"/>
    </style:style>
    <style:style style:name="T9" style:family="text">
      <style:text-properties officeooo:rsid="002e2c81"/>
    </style:style>
    <style:style style:name="T10" style:family="text">
      <style:text-properties officeooo:rsid="0014f5d9"/>
    </style:style>
    <style:style style:name="T11" style:family="text">
      <style:text-properties officeooo:rsid="00161290"/>
    </style:style>
    <style:style style:name="T12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4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7" style:family="text">
      <style:text-properties officeooo:rsid="038d9d4d"/>
    </style:style>
    <style:style style:name="T18" style:family="text">
      <style:text-properties officeooo:rsid="038dd9cf"/>
    </style:style>
    <style:style style:name="T19" style:family="text">
      <style:text-properties officeooo:rsid="0025668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. </text:span><text:span text:style-name="T6">Another ar</text:span><text:span text:style-name="T8">ticle however (Sam Nicholls, 2026), approaches it more cost-consciously, stating that </text:span></text:p>
      <text:p text:style-name="P10"/>
      <text:p text:style-name="P10">states that such actions may be quite expensive, proposing a </text:p>
      <text:p text:style-name="P11"/>
      <text:p text:style-name="P11"><text:span text:style-name="T7">, </text:span><text:span text:style-name="T9">(Sam Nicholls, 2026)</text:span></text:p>
      <text:p text:style-name="P8"/>
      <text:p text:style-name="P8"/>
      <text:p text:style-name="P12"/>
      <text:p text:style-name="P13">1(<text:span text:style-name="T10">b</text:span>) – <text:span text:style-name="T10">Changed Understanding</text:span></text:p>
      <text:p text:style-name="P13"/>
      <text:p text:style-name="P13"/>
      <text:p text:style-name="P13"/>
      <text:p text:style-name="P13">1(<text:span text:style-name="T10">c</text:span>) – <text:span text:style-name="T10">Success and Failure</text:span></text:p>
      <text:p text:style-name="P13"/>
      <text:p text:style-name="P13"/>
      <text:p text:style-name="P13">1<text:span text:style-name="T10">(d</text:span>) – <text:span text:style-name="T10">Self-Motivation</text:span></text:p>
      <text:p text:style-name="P13"/>
      <text:p text:style-name="P13"/>
      <text:p text:style-name="P13"/>
      <text:p text:style-name="P14">Section <text:span text:style-name="T10">2</text:span> – <text:span text:style-name="T11">Ongoing Risk Management</text:span></text:p>
      <text:p text:style-name="P14"/>
      <text:p text:style-name="P14"/>
      <text:p text:style-name="P14"/>
      <text:p text:style-name="P15">References</text:p>
      <text:p text:style-name="P16"><text:span text:style-name="Strong_20_Emphasis"><text:span text:style-name="T12">GD</text:span></text:span><text:span text:style-name="Strong_20_Emphasis"><text:span text:style-name="T13">P</text:span></text:span><text:span text:style-name="Strong_20_Emphasis"><text:span text:style-name="T12">R</text:span></text:span><text:span text:style-name="T14"> (</text:span>2018<text:span text:style-name="T14">) </text:span><text:span text:style-name="Emphasis"><text:span text:style-name="T14">General Data Protection Regulation.</text:span></text:span><text:span text:style-name="T14"> Available at: </text:span><text:a xlink:type="simple" xlink:href="https://gdpr-info.eu/" text:style-name="Internet_20_link" text:visited-style-name="Visited_20_Internet_20_Link"><text:span text:style-name="T14">https://gdpr-info.eu/</text:span></text:a><text:span text:style-name="T14"> (</text:span><text:span text:style-name="T15">Accessed: </text:span><text:span text:style-name="T16">5 </text:span><text:span text:style-name="T15"><text:s/></text:span><text:span text:style-name="T16">May</text:span><text:span text:style-name="T15"> 2026</text:span><text:span text:style-name="T14">).</text:span></text:p>
      <text:p text:style-name="P17"><text:soft-page-break/><text:span text:style-name="Strong_20_Emphasis">Data Protection Act 2018</text:span> (2018) <text:span text:style-name="Emphasis">c.12.</text:span> London: The Stationery Office. <text:span text:style-name="T17">Available at: </text:span><text:a xlink:type="simple" xlink:href="https://www.legislation.gov.uk/ukpga/2018/12" text:style-name="Internet_20_link" text:visited-style-name="Visited_20_Internet_20_Link"><text:span text:style-name="T17">https://www.legislation.gov.uk/ukpga/2018/12</text:span></text:a><text:span text:style-name="T17"> </text:span><text:span text:style-name="T18">(Accessed: </text:span><text:span text:style-name="T19">5 May</text:span><text:span text:style-name="T18"> 2026).</text:span></text:p>
      <text:p text:style-name="P18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8">Accessed: </text:span><text:span text:style-name="T19">5</text:span><text:span text:style-name="T18"> </text:span><text:span text:style-name="T19">May</text:span><text:span text:style-name="T18"> 2026</text:span>).</text:p>
      <text:p text:style-name="P19">National Cyber Security Centre <text:span text:style-name="T20">(2021) </text:span><text:span text:style-name="T21">Top tips for staying secure online.</text:span><text:span text:style-name="T20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0">https://www.ncsc.gov.uk/collection/top-tips-for-staying-secure-online/always-back-up-your-most-important-data#section_3</text:span></text:a><text:span text:style-name="T20"> (Accessed 5 May 2026).</text:span></text:p>
      <text:p text:style-name="P20"/>
      <text:p text:style-name="P21"><text:span text:style-name="T2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34:59.339582455</dc:date>
    <meta:editing-duration>PT51M42S</meta:editing-duration>
    <meta:editing-cycles>32</meta:editing-cycles>
    <meta:document-statistic meta:table-count="0" meta:image-count="0" meta:object-count="0" meta:page-count="3" meta:paragraph-count="19" meta:word-count="289" meta:character-count="2167" meta:non-whitespace-character-count="1888"/>
  </office:meta>
</office:document-meta>
</file>